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ed0b3" officeooo:paragraph-rsid="000ed0b3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ed0b3" officeooo:paragraph-rsid="000ed0b3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fb9dd" officeooo:paragraph-rsid="000fb9dd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ed0b3" officeooo:paragraph-rsid="000ed0b3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16a42" officeooo:paragraph-rsid="00116a42" style:font-size-asian="13.1000003814697pt" style:font-size-complex="15pt"/>
    </style:style>
    <style:style style:name="T1" style:family="text">
      <style:text-properties officeooo:rsid="000fb9dd"/>
    </style:style>
    <style:style style:name="T2" style:family="text">
      <style:text-properties officeooo:rsid="00116a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nnuksia ja ehdotuksia</text:p>
      <text:p text:style-name="P2"/>
      <text:p text:style-name="P2">Parannukset:</text:p>
      <text:p text:style-name="P2">1. HTML navigaatiopalkki on puhdasta copy-pastea. Jos sais makron toimimaan se helpottaisi eläämää.</text:p>
      <text:p text:style-name="P2"/>
      <text:p text:style-name="P2">2. Testit voisi olla kattavempia regressiota välttääkseen</text:p>
      <text:p text:style-name="P2"/>
      <text:p text:style-name="P3">3. Validointi ja verifiointi on vanillamaisesti tehty uskon, että springistä löytyy tähän jonkinlainen korvike.</text:p>
      <text:p text:style-name="P3"/>
      <text:p text:style-name="P3"/>
      <text:p text:style-name="P2">Ehdotukset.</text:p>
      <text:p text:style-name="P2">1. Kun makron näkymiin saisi toimimaan makrot voisi parannella ulkonäköä muutenkin.</text:p>
      <text:p text:style-name="P2"/>
      <text:p text:style-name="P2">2. Jokaisella on täydet oikeudet. Rajata käyttöoikeuksia olisi varmaan hyödyllistä rajoittaa. <text:span text:style-name="T2">Luoda kantaan käyttäjä joilla on omat käyttöoikeudensa.</text:span></text:p>
      <text:p text:style-name="P5"><text:tab/>1)admin joka voi luoda ja poistaa kategorioida ja kirjailijoita</text:p>
      <text:p text:style-name="P2"><text:tab/><text:span text:style-name="T2">2)kirjailijat jotka voivat julkaista uutisia</text:span></text:p>
      <text:p text:style-name="P2"><text:tab/><text:span text:style-name="T2">3)tavallinen tai ei-rekisteröitynyt käyttäjä, rekisteröineelle voisi pistää login pystyyn ja käyttää dataa ominaisuuksien parantamisiin ja suositteluihin.</text:span></text:p>
      <text:p text:style-name="P2"/>
      <text:p text:style-name="P2">3. Haku nimen mukaan ja minkä tahansa viikon <text:span text:style-name="T1">lukukertojen</text:span> mukaan.</text:p>
      <text:p text:style-name="P5">Uutisella on lista joka viikon luetuista määristä sitä käyttämällä onnistuisi helposti</text:p>
      <text:p text:style-name="P2"/>
      <text:p text:style-name="P2">4. Valita oma sivukokonsa. <text:span text:style-name="T2">Lisäämällä sessioon ja/tai käyttäjälle tieto halutusta sivu koosta jota käytetään pagerequest.of:ssa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05:59.139072008</meta:creation-date>
    <dc:date>2017-12-10T17:21:50.682740136</dc:date>
    <meta:editing-duration>PT13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4" meta:character-count="1090" meta:non-whitespace-character-count="967"/>
  </office:meta>
</office:document-meta>
</file>